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co1" style:family="table-column">
      <style:table-column-properties fo:break-before="auto" style:column-width="66.4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" style:family="table-cell" style:parent-style-name="Default">
      <style:table-cell-properties fo:background-color="#eeeeee" fo:border="0.06pt solid #000000" style:vertical-align="middle"/>
    </style:style>
    <style:style style:name="ce6" style:family="table-cell" style:parent-style-name="Default">
      <style:table-cell-properties fo:background-color="#eeeeee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number-columns-repeated="9" table:default-cell-style-name="ce3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Type de carte</text:p>
          </table:table-cell>
          <table:table-cell table:style-name="ce1" office:value-type="string" calcext:value-type="string" table:number-columns-spanned="3" table:number-rows-spanned="1">
            <text:p>Au sol / dégagé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Au sol / Urbain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Point haut / sol</text:p>
          </table:table-cell>
          <table:covered-table-cell table:number-columns-repeated="2" table:style-name="ce1"/>
          <table:table-cell table:style-name="ce4" table:number-columns-repeated="1014"/>
        </table:table-row>
        <table:table-row table:style-name="ro2">
          <table:table-cell office:value-type="string" calcext:value-type="string">
            <text:p>Module Radio HC-1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dule shield LoRa (sans antenne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dule shield LoRa (avec antenne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dule LoRa (sans antenne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dule LoRa (avec antenne)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Module xBee (sans antennes)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Module xBee (avec antennes)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Eczar" style:font-family-complex="Eczar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/00/0000</text:date>, <text:time style:data-style-name="N2" text:time-value="09:07:15.2445547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08:54:54.825466601</meta:creation-date>
    <dc:date>2018-04-20T09:07:54.365887602</dc:date>
    <meta:editing-duration>PT5M31S</meta:editing-duration>
    <meta:editing-cycles>2</meta:editing-cycles>
    <meta:generator>LibreOffice/5.4.6.2$Linux_X86_64 LibreOffice_project/40m0$Build-2</meta:generator>
    <meta:document-statistic meta:table-count="1" meta:cell-count="11" meta:object-count="0"/>
  </office:meta>
</office:document-meta>
</file>